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35dd" officeooo:paragraph-rsid="001c35dd"/>
    </style:style>
    <style:style style:name="P2" style:family="paragraph" style:parent-style-name="Preformatted_20_Text">
      <style:text-properties officeooo:rsid="002b6155" officeooo:paragraph-rsid="002b6155"/>
    </style:style>
    <style:style style:name="P3" style:family="paragraph" style:parent-style-name="Preformatted_20_Text">
      <style:paragraph-properties fo:margin-left="0.4925in" fo:margin-right="0in" fo:text-indent="0in" style:auto-text-indent="false"/>
      <style:text-properties officeooo:rsid="001e1d6c" officeooo:paragraph-rsid="001e1d6c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Ubuntu Mono" officeooo:rsid="000d8acd" officeooo:paragraph-rsid="000d8ac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f5b14" officeooo:paragraph-rsid="001f5b14"/>
    </style:style>
    <style:style style:name="P6" style:family="paragraph" style:parent-style-name="Standard">
      <style:text-properties officeooo:rsid="00085b33" officeooo:paragraph-rsid="00085b33"/>
    </style:style>
    <style:style style:name="P7" style:family="paragraph" style:parent-style-name="Standard">
      <style:text-properties officeooo:rsid="00085b33" officeooo:paragraph-rsid="00256142"/>
    </style:style>
    <style:style style:name="P8" style:family="paragraph" style:parent-style-name="Standard">
      <style:text-properties officeooo:rsid="000bbd92" officeooo:paragraph-rsid="000bbd92"/>
    </style:style>
    <style:style style:name="P9" style:family="paragraph" style:parent-style-name="Standard">
      <style:text-properties officeooo:rsid="000c5881" officeooo:paragraph-rsid="000c5881"/>
    </style:style>
    <style:style style:name="P10" style:family="paragraph" style:parent-style-name="Standard">
      <style:text-properties officeooo:rsid="000c5881" officeooo:paragraph-rsid="00177d35"/>
    </style:style>
    <style:style style:name="P11" style:family="paragraph" style:parent-style-name="Standard">
      <style:text-properties officeooo:rsid="000d8080" officeooo:paragraph-rsid="000d8080"/>
    </style:style>
    <style:style style:name="P12" style:family="paragraph" style:parent-style-name="Standard">
      <style:text-properties officeooo:rsid="000d8080" officeooo:paragraph-rsid="000d8acd"/>
    </style:style>
    <style:style style:name="P13" style:family="paragraph" style:parent-style-name="Standard">
      <style:text-properties officeooo:rsid="000d8080" officeooo:paragraph-rsid="0014e459"/>
    </style:style>
    <style:style style:name="P14" style:family="paragraph" style:parent-style-name="Standard">
      <style:text-properties officeooo:rsid="000d8acd" officeooo:paragraph-rsid="000d8acd"/>
    </style:style>
    <style:style style:name="P15" style:family="paragraph" style:parent-style-name="Standard">
      <style:text-properties officeooo:rsid="000d8acd" officeooo:paragraph-rsid="0014e459"/>
    </style:style>
    <style:style style:name="P16" style:family="paragraph" style:parent-style-name="Standard">
      <style:text-properties officeooo:rsid="000fe121" officeooo:paragraph-rsid="000fe121"/>
    </style:style>
    <style:style style:name="P17" style:family="paragraph" style:parent-style-name="Standard">
      <style:text-properties officeooo:rsid="00130eb5" officeooo:paragraph-rsid="00130eb5"/>
    </style:style>
    <style:style style:name="P18" style:family="paragraph" style:parent-style-name="Standard">
      <style:text-properties officeooo:paragraph-rsid="00130eb5"/>
    </style:style>
    <style:style style:name="P19" style:family="paragraph" style:parent-style-name="Standard">
      <style:text-properties officeooo:rsid="0014e459" officeooo:paragraph-rsid="0014e459"/>
    </style:style>
    <style:style style:name="P20" style:family="paragraph" style:parent-style-name="Standard">
      <style:text-properties officeooo:rsid="00177d35" officeooo:paragraph-rsid="00177d35"/>
    </style:style>
    <style:style style:name="P21" style:family="paragraph" style:parent-style-name="Standard">
      <style:text-properties officeooo:rsid="001a8a8c" officeooo:paragraph-rsid="001a8a8c"/>
    </style:style>
    <style:style style:name="P22" style:family="paragraph" style:parent-style-name="Standard">
      <style:text-properties officeooo:rsid="001b74da" officeooo:paragraph-rsid="001b74da"/>
    </style:style>
    <style:style style:name="P23" style:family="paragraph" style:parent-style-name="Standard">
      <style:text-properties officeooo:rsid="001c35dd" officeooo:paragraph-rsid="001c35dd"/>
    </style:style>
    <style:style style:name="P24" style:family="paragraph" style:parent-style-name="Standard">
      <style:text-properties officeooo:paragraph-rsid="001c35dd"/>
    </style:style>
    <style:style style:name="P25" style:family="paragraph" style:parent-style-name="Standard">
      <style:text-properties officeooo:rsid="001e1d6c" officeooo:paragraph-rsid="001e1d6c"/>
    </style:style>
    <style:style style:name="P26" style:family="paragraph" style:parent-style-name="Standard">
      <style:text-properties officeooo:rsid="001f5b14" officeooo:paragraph-rsid="001f5b14"/>
    </style:style>
    <style:style style:name="P27" style:family="paragraph" style:parent-style-name="Standard">
      <style:text-properties officeooo:rsid="00206340" officeooo:paragraph-rsid="00206340"/>
    </style:style>
    <style:style style:name="P28" style:family="paragraph" style:parent-style-name="Standard">
      <style:text-properties officeooo:rsid="00225c6d" officeooo:paragraph-rsid="00225c6d"/>
    </style:style>
    <style:style style:name="P29" style:family="paragraph" style:parent-style-name="Standard">
      <style:text-properties officeooo:rsid="0025fa8b" officeooo:paragraph-rsid="0025fa8b"/>
    </style:style>
    <style:style style:name="P30" style:family="paragraph" style:parent-style-name="Standard">
      <style:text-properties officeooo:rsid="002776e9" officeooo:paragraph-rsid="002776e9"/>
    </style:style>
    <style:style style:name="P31" style:family="paragraph" style:parent-style-name="Standard">
      <style:text-properties officeooo:rsid="002a6698" officeooo:paragraph-rsid="002a6698"/>
    </style:style>
    <style:style style:name="P32" style:family="paragraph" style:parent-style-name="Standard">
      <style:text-properties officeooo:rsid="002b6155" officeooo:paragraph-rsid="002b6155"/>
    </style:style>
    <style:style style:name="P33" style:family="paragraph" style:parent-style-name="Standard">
      <style:paragraph-properties fo:break-before="page"/>
      <style:text-properties officeooo:rsid="00130eb5" officeooo:paragraph-rsid="00130eb5"/>
    </style:style>
    <style:style style:name="P34" style:family="paragraph" style:parent-style-name="Standard">
      <style:paragraph-properties fo:break-before="page"/>
      <style:text-properties officeooo:rsid="002a6698" officeooo:paragraph-rsid="002a6698"/>
    </style:style>
    <style:style style:name="T1" style:family="text">
      <style:text-properties officeooo:rsid="00085b33"/>
    </style:style>
    <style:style style:name="T2" style:family="text">
      <style:text-properties officeooo:rsid="000a24e8"/>
    </style:style>
    <style:style style:name="T3" style:family="text">
      <style:text-properties officeooo:rsid="0011c8d9"/>
    </style:style>
    <style:style style:name="T4" style:family="text">
      <style:text-properties officeooo:rsid="00130eb5"/>
    </style:style>
    <style:style style:name="T5" style:family="text">
      <style:text-properties officeooo:rsid="00169483"/>
    </style:style>
    <style:style style:name="T6" style:family="text">
      <style:text-properties officeooo:rsid="00177d35"/>
    </style:style>
    <style:style style:name="T7" style:family="text">
      <style:text-properties officeooo:rsid="0018aa7e"/>
    </style:style>
    <style:style style:name="T8" style:family="text">
      <style:text-properties officeooo:rsid="001c35dd"/>
    </style:style>
    <style:style style:name="T9" style:family="text">
      <style:text-properties style:font-name="Ubuntu Mono"/>
    </style:style>
    <style:style style:name="T10" style:family="text">
      <style:text-properties officeooo:rsid="0025483e"/>
    </style:style>
    <style:style style:name="T11" style:family="text">
      <style:text-properties officeooo:rsid="00256142"/>
    </style:style>
    <style:style style:name="T12" style:family="text">
      <style:text-properties officeooo:rsid="00286ac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os</text:span>AZURE Notes:</text:p>
      <text:p text:style-name="P6"/>
      <text:p text:style-name="P6">Login to portal.azure.com – <text:a xlink:type="simple" xlink:href="https://portal.azure.com/#home" text:style-name="Internet_20_link" text:visited-style-name="Visited_20_Internet_20_Link">https://portal.azure.com/#home</text:a> <text:span text:style-name="T2">using </text:span><text:a xlink:type="simple" xlink:href="mailto:valv@adminorcasound" text:style-name="Internet_20_link" text:visited-style-name="Visited_20_Internet_20_Link"><text:span text:style-name="T2">valv@adminorcasound</text:span></text:a><text:span text:style-name="T2"> email</text:span></text:p>
      <text:p text:style-name="P6"/>
      <text:p text:style-name="P8">cd ~/.ssh</text:p>
      <text:p text:style-name="P8">~/.ssh$ ssh-add <text:s/>val-1_key.pempwd</text:p>
      <text:p text:style-name="P6">ssh <text:a xlink:type="simple" xlink:href="mailto:vveirs@52.229.23.46" text:style-name="Internet_20_link" text:visited-style-name="Visited_20_Internet_20_Link">vveirs@52.229.23.46</text:a></text:p>
      <text:p text:style-name="P6"/>
      <text:p text:style-name="P29">############## ABOVE NO LONGER WORKS --- try Azure’s cli</text:p>
      <text:p text:style-name="P29"/>
      <text:p text:style-name="P29">install azure-cli</text:p>
      <text:p text:style-name="P29"/>
      <text:p text:style-name="P29"><text:s/>az login</text:p>
      <text:p text:style-name="P29">You have logged in. Now let us find all the subscriptions to which you have access...</text:p>
      <text:p text:style-name="P29">[</text:p>
      <text:p text:style-name="P29"><text:s text:c="2"/>{</text:p>
      <text:p text:style-name="P29"><text:s text:c="4"/>"cloudName": "AzureCloud",</text:p>
      <text:p text:style-name="P29"><text:s text:c="4"/>"id": "c65c3881-6d6b-4210-94db-5301ef484f17",</text:p>
      <text:p text:style-name="P29"><text:s text:c="4"/>"isDefault": true,</text:p>
      <text:p text:style-name="P29"><text:s text:c="4"/>"name": "Microsoft Azure Sponsorship 2",</text:p>
      <text:p text:style-name="P29"><text:s text:c="4"/>"state": "Enabled",</text:p>
      <text:p text:style-name="P29"><text:s text:c="4"/>"tenantId": "990b66b7-5522-426c-b37f-f2d712f8406e",</text:p>
      <text:p text:style-name="P29"><text:s text:c="4"/>"user": {</text:p>
      <text:p text:style-name="P29"><text:s text:c="6"/>"name": "valv@adminorcasound.onmicrosoft.com",</text:p>
      <text:p text:style-name="P29"><text:s text:c="6"/>"type": "user"</text:p>
      <text:p text:style-name="P29"><text:s text:c="4"/>}</text:p>
      <text:p text:style-name="P29"><text:s text:c="2"/>}</text:p>
      <text:p text:style-name="P29">]</text:p>
      <text:p text:style-name="P29"/>
      <text:p text:style-name="P30">az vm show --name val-1 --resource-group AutoEncoders <text:s text:c="3"/><text:span text:style-name="T12"># NOTE TWO DASHES !!!</text:span></text:p>
      <text:p text:style-name="P30"><text:s text:c="2"/></text:p>
      <text:p text:style-name="P30"/>
      <text:p text:style-name="P30"/>
      <text:p text:style-name="P30"/>
      <text:p text:style-name="P30"/>
      <text:p text:style-name="P30"/>
      <text:p text:style-name="P29">##########################</text:p>
      <text:p text:style-name="P6"/>
      <text:p text:style-name="P7"><text:span text:style-name="T11">s</text:span>sh -<text:span text:style-name="T11">i ~/.ssh/vveirs </text:span><text:a xlink:type="simple" xlink:href="mailto:vveirs@52.229.23.46" text:style-name="Internet_20_link" text:visited-style-name="Visited_20_Internet_20_Link">vveirs@52.229.23.46</text:a></text:p>
      <text:p text:style-name="P6"/>
      <text:p text:style-name="P9"># copy file to azure VM:</text:p>
      <text:p text:style-name="P9">val@val-asus:~/pythonFiles/productionFiles_9_13/autoencoders/pytorchFiles$ scp my_classes_1.py <text:a xlink:type="simple" xlink:href="mailto:vveirs@52.229.23.46" text:style-name="Internet_20_link" text:visited-style-name="Visited_20_Internet_20_Link">vveirs@52.229.23.46</text:a>:~/autoencoders</text:p>
      <text:p text:style-name="P9"/>
      <text:p text:style-name="P21">sudo apt update</text:p>
      <text:p text:style-name="P11">sudo apt install pip</text:p>
      <text:p text:style-name="P11">sudo pip install numpy</text:p>
      <text:p text:style-name="P11">sudo pip install matplotlib</text:p>
      <text:p text:style-name="P14">sudo pip install torch</text:p>
      <text:p text:style-name="P14"><text:soft-page-break/>sudo pip install torchvision</text:p>
      <text:p text:style-name="P14">sudo pip install scipy</text:p>
      <text:p text:style-name="P14"/>
      <text:p text:style-name="P12">setup directory structure on VM and use scp to copy neeced files to VM</text:p>
      <text:p text:style-name="P12"/>
      <text:p text:style-name="P4">vveirs@val-1:~/autoencoders$ ls -l</text:p>
      <text:p text:style-name="P4">total 48</text:p>
      <text:p text:style-name="P4">drwxrwxr-x 2 vveirs vveirs 4096 Sep 29 18:28 __pycache__</text:p>
      <text:p text:style-name="P4">-rwxrwxr-x 1 vveirs vveirs 9452 Sep 29 17:49 helpers_3D.py</text:p>
      <text:p text:style-name="P4">drwxrwxr-x 2 vveirs vveirs 4096 Sep 29 18:04 inputs</text:p>
      <text:p text:style-name="P4">drwxrwxr-x 2 vveirs vveirs 4096 Sep 29 17:29 models</text:p>
      <text:p text:style-name="P4">-rw-rw-r-- 1 vveirs vveirs 9019 Sep 29 18:23 my_classes_1.py</text:p>
      <text:p text:style-name="P4">drwxrwxr-x 3 vveirs vveirs 4096 Sep 29 18:25 products</text:p>
      <text:p text:style-name="P4">-rw-rw-r-- 1 vveirs vveirs 5981 Sep 29 18:27 pytorch_script_1.py</text:p>
      <text:p text:style-name="P11"/>
      <text:p text:style-name="P11"/>
      <text:p text:style-name="P16"># edit (nano) and run (python) pytorch_script_q.py</text:p>
      <text:p text:style-name="P16"/>
      <text:p text:style-name="P11">cnts: 5044 247156, epoch : 50/50, recon loss = 0.00034184, -3.4662</text:p>
      <text:p text:style-name="P11">AE_4(</text:p>
      <text:p text:style-name="P11"><text:s text:c="2"/>(enc1): Linear(in_features=10000, out_features=512, bias=True)</text:p>
      <text:p text:style-name="P11"><text:s text:c="2"/>(enc2): Linear(in_features=512, out_features=256, bias=True)</text:p>
      <text:p text:style-name="P11"><text:s text:c="2"/>(enc3): Linear(in_features=256, out_features=128, bias=True)</text:p>
      <text:p text:style-name="P11"><text:s text:c="2"/>(enc4): Linear(in_features=128, out_features=64, bias=True)</text:p>
      <text:p text:style-name="P11"><text:s text:c="2"/>(dec3): Linear(in_features=64, out_features=128, bias=True)</text:p>
      <text:p text:style-name="P11"><text:s text:c="2"/>(dec4): Linear(in_features=128, out_features=256, bias=True)</text:p>
      <text:p text:style-name="P11"><text:s text:c="2"/>(dec5): Linear(in_features=256, out_features=512, bias=True)</text:p>
      <text:p text:style-name="P11"><text:s text:c="2"/>(dec6): Linear(in_features=512, out_features=10000, bias=True)</text:p>
      <text:p text:style-name="P11">)</text:p>
      <text:p text:style-name="P11">len local_batch is 256</text:p>
      <text:p text:style-name="P11">len(test_examples)= 256</text:p>
      <text:p text:style-name="P11">len(reconstruction)= 256</text:p>
      <text:p text:style-name="P11">Elapsed time (s, m) is <text:s/>574 <text:s text:c="2"/><text:span text:style-name="T3"># ~10 secs per epoh</text:span></text:p>
      <text:p text:style-name="P11"/>
      <text:p text:style-name="P16">#copy test.jpg back from Azure</text:p>
      <text:p text:style-name="P16"/>
      <text:p text:style-name="P11">scp vveirs@52.229.23.46:/home/vveirs/autoencoders/outputs/plots/test.jpg /home/val/pythonFiles/productionFiles_9_13/autoencoders/pytorchFiles/plots</text:p>
      <text:p text:style-name="P11"/>
      <text:p text:style-name="P11"/>
      <text:p text:style-name="P20"># <text:s/>copy everything from first VM to the one with the GPU</text:p>
      <text:p text:style-name="P20">scp -r vveirs@52.229.23.46:/home/vveirs/* *</text:p>
      <text:p text:style-name="P20"/>
      <text:p text:style-name="P20">#then copy it back to the GPU VM</text:p>
      <text:p text:style-name="P10">scp -<text:span text:style-name="T6">r *</text:span> <text:a xlink:type="simple" xlink:href="mailto:vveirs@ls20.190.40.225" text:style-name="Internet_20_link" text:visited-style-name="Visited_20_Internet_20_Link">vveirs@</text:a><text:a xlink:type="simple" xlink:href="mailto:vveirs@ls20.190.40.225" text:style-name="Internet_20_link" text:visited-style-name="Visited_20_Internet_20_Link"><text:span text:style-name="T7">ls20</text:span></text:a><text:a xlink:type="simple" xlink:href="mailto:vveirs@ls20.190.40.225" text:style-name="Internet_20_link" text:visited-style-name="Visited_20_Internet_20_Link">.190.40.225</text:a>:~/autoencoders/<text:span text:style-name="T6">firsttry</text:span></text:p>
      <text:p text:style-name="P10"/>
      <text:p text:style-name="P10"/>
      <text:p text:style-name="P22"># run pytorch_script_1.py on GPU VM</text:p>
      <text:p text:style-name="P22"/>
      <text:p text:style-name="P22">cnts: 5013 240624, epoch : 49/50, recon loss = 0.00042176, -3.3749</text:p>
      <text:p text:style-name="P22"><text:soft-page-break/>cnts: 5013 245637, epoch : 50/50, recon loss = 0.00042287, -3.3738</text:p>
      <text:p text:style-name="P22">len local_batch is 256</text:p>
      <text:p text:style-name="P22">len(test_examples)= 256</text:p>
      <text:p text:style-name="P22">len(reconstruction)= 256</text:p>
      <text:p text:style-name="P22">Elapsed time (s, m) is <text:s/>329 <text:s/># 50 epochs ~6 sec per epoch <text:s/><text:span text:style-name="T8">NB: <text:s/>cuda is not available</text:span></text:p>
      <text:p text:style-name="P22"/>
      <text:p text:style-name="P22"/>
      <text:p text:style-name="P23">### getting gpu to work <text:s/>#####</text:p>
      <text:p text:style-name="P23"/>
      <text:p text:style-name="P24"><text:span text:style-name="T8">val-gpu has Size </text:span>Standard NC6_Promo (6 vcpus, 56 GiB memory)</text:p>
      <text:p text:style-name="P23"/>
      <text:p text:style-name="P23"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3"/>
      <text:p text:style-name="P1">sudo apt-get install linux-headers-$(uname -r)</text:p>
      <text:p text:style-name="P23"/>
      <text:p text:style-name="P23"><text:a xlink:type="simple" xlink:href="https://developer.nvidia.com/cuda-downloads" text:style-name="Internet_20_link" text:visited-style-name="Visited_20_Internet_20_Link">https://developer.nvidia.com/cuda-downloads</text:a></text:p>
      <text:p text:style-name="P23"/>
      <text:p text:style-name="P25">Install cuda via:</text:p>
      <text:p text:style-name="P3"><text:bookmark text:name="targetInstructions"/><text:span text:style-name="Source_20_Text"><text:span text:style-name="T9">wget https://developer.download.nvidia.com/compute/cuda/repos/ubuntu2004/x86_64/cuda-ubuntu2004.pin\nsudo mv cuda-ubuntu2004.pin /etc/apt/preferences.d/cuda-repository-pin-600\nsudo apt-key adv --fetch-keys https://developer.download.nvidia.com/compute/cuda/repos/ubuntu2004/x86_64/7fa2af80.pub\nsudo add-apt-repository "deb https://developer.download.nvidia.com/compute/cuda/repos/ubuntu2004/x86_64/ /"\nsudo apt-get update\nsudo apt-get -y install cuda</text:span></text:span></text:p>
      <text:p text:style-name="P3"><text:span text:style-name="Source_20_Text"><text:span text:style-name="T9"/></text:span></text:p>
      <text:p text:style-name="P3"><text:span text:style-name="Source_20_Text"><text:span text:style-name="T9">sudo apt-get install nvidia-gds </text:span></text:span></text:p>
      <text:p text:style-name="P3"><text:span text:style-name="Source_20_Text"><text:span text:style-name="T9"/></text:span></text:p>
      <text:p text:style-name="P3"><text:span text:style-name="Source_20_Text"><text:span text:style-name="T9"/></text:span></text:p>
      <text:p text:style-name="P3"><text:span text:style-name="Source_20_Text"><text:span text:style-name="T9"/></text:span></text:p>
      <text:p text:style-name="P26">sudo apt install nvidia-cuda-toolkit</text:p>
      <text:p text:style-name="P26">Run <text:s/>nvcc -V to check installation</text:p>
      <text:p text:style-name="P26"/>
      <text:p text:style-name="P5">vveirs@val-gpu:~/autoencoders/firsttry$ nvcc -V</text:p>
      <text:p text:style-name="P5">nvcc: NVIDIA (R) Cuda compiler driver</text:p>
      <text:p text:style-name="P5">Copyright (c) 2005-2019 NVIDIA Corporation</text:p>
      <text:p text:style-name="P5">Built on Sun_Jul_28_19:07:16_PDT_2019</text:p>
      <text:p text:style-name="P5">Cuda compilation tools, release 10.1, V10.1.243</text:p>
      <text:p text:style-name="P22"/>
      <text:p text:style-name="P10"/>
      <text:p text:style-name="P10"/>
      <text:p text:style-name="P27">############## <text:s/>check for GPU</text:p>
      <text:p text:style-name="P27">vveirs@val-gpu:~/autoencoders/firsttry$ python gpucheck.py </text:p>
      <text:p text:style-name="P27">device is cuda:0</text:p>
      <text:p text:style-name="P27"/>
      <text:p text:style-name="P28">############# <text:s/>xfer files back and forth to local computer</text:p>
      <text:p text:style-name="P28">local dir</text:p>
      <text:p text:style-name="P28">cd ~/pythonFiles/azurexfer</text:p>
      <text:p text:style-name="P28">scp vveirs@20.190.40.225:/home/vveirs/autoencoders/firsttry/pytorch_script_1.py pytorch_script_1.py</text:p>
      <text:p text:style-name="P28">scp vveirs@20.190.40.225:/home/vveirs/autoencoders/firsttry/my_classes_1.py my_classes_1.py</text:p>
      <text:p text:style-name="P28"/>
      <text:p text:style-name="P28"/>
      <text:p text:style-name="P28"><text:soft-page-break/>scp pytorch_script_1.py vveirs@20.190.40.225:/home/vveirs/autoencoders/firsttry/pytorch_script_1.py</text:p>
      <text:p text:style-name="P28">scp my_classes_1.py vveirs@20.190.40.225:/home/vveirs/autoencoders/firsttry/my_classes_1.py</text:p>
      <text:p text:style-name="P28"/>
      <text:p text:style-name="P28"/>
      <text:p text:style-name="P27"/>
      <text:p text:style-name="P27"/>
      <text:p text:style-name="P27"/>
      <text:p text:style-name="P11"/>
      <text:p text:style-name="P11"/>
      <text:p text:style-name="P11"/>
      <text:p text:style-name="P34">AZURE – uploading files to autoencoderdata</text:p>
      <text:p text:style-name="P31"/>
      <text:p text:style-name="P31">via portal navigate to autoencoderdata storage device</text:p>
      <text:p text:style-name="P31">create location numpyarrays</text:p>
      <text:p text:style-name="P31">pload pkl binary files of spectrograms</text:p>
      <text:p text:style-name="P31"/>
      <text:p text:style-name="P31"/>
      <text:p text:style-name="P31"/>
      <text:p text:style-name="P31"/>
      <text:p text:style-name="P32">############ mounting blob</text:p>
      <text:p text:style-name="P32"/>
      <text:p text:style-name="P32">#install azure-storage-fuse <text:s text:c="2"/>– <text:s/>https://github.com/Azure/azure-storage-fuse</text:p>
      <text:p text:style-name="P32"/>
      <text:p text:style-name="P32">#download</text:p>
      <text:p text:style-name="P2"><text:span text:style-name="Source_20_Text">wget https://packages.microsoft.com/config/ubuntu/20.04/packages-microsoft-prod.deb</text:span></text:p>
      <text:p text:style-name="P2"><text:span text:style-name="Source_20_Text">sudo dpkg -i packages-microsoft-prod.deb</text:span></text:p>
      <text:p text:style-name="P2"><text:span text:style-name="Source_20_Text">sudo apt-get update</text:span></text:p>
      <text:p text:style-name="P32"/>
      <text:p text:style-name="P32">#Configure:</text:p>
      <text:p text:style-name="P32"/>
      <text:p text:style-name="P32"/>
      <text:p text:style-name="P33"># Create VM with a GPU</text:p>
      <text:p text:style-name="P17">val-gpu</text:p>
      <text:p text:style-name="P18"/>
      <text:section text:style-name="Sect1" text:name="_weave_e_3461">
        <text:section text:style-name="Sect1" text:name="_weave_e_3462">
          <text:section text:style-name="Sect1" text:name="_weave_e_3463">
            <text:p text:style-name="Standard">Linux (ubuntu 20.04)</text:p>
          </text:section>
        </text:section>
      </text:section>
      <text:section text:style-name="Sect1" text:name="_weave_e_3466">
        <text:section text:style-name="Sect1" text:name="_weave_e_3467">
          <text:p text:style-name="Standard"/>
          <text:section text:style-name="Sect1" text:name="_weave_e_3468">
            <text:p text:style-name="Standard">Standard NC6_Promo (6 vcpus, 56 GiB memory)</text:p>
          </text:section>
        </text:section>
      </text:section>
      <text:section text:style-name="Sect1" text:name="_weave_e_3471">
        <text:p text:style-name="Standard"/>
        <text:section text:style-name="Sect1" text:name="_weave_e_3472">
          <text:p text:style-name="Standard"><text:bookmark text:name="_essentials_93"/><text:a xlink:type="simple" xlink:href="https://portal.azure.com/#blade/HubsExtension/ResourceMenuBlade/id/%2Fsubscriptions%2Fc65c3881-6d6b-4210-94db-5301ef484f17%2FresourceGroups%2FAutoEncoders%2Fproviders%2FMicrosoft.Network%2FpublicIPAddresses%2Fval-gpu-ip/menuid/configuration" text:style-name="Internet_20_link" text:visited-style-name="Visited_20_Internet_20_Link">20.190.40.225</text:a></text:p>
        </text:section>
      </text:section>
      <text:p text:style-name="P17"/>
      <text:p text:style-name="P17"/>
      <text:p text:style-name="P17"><text:span text:style-name="T1">ssh </text:span><text:a xlink:type="simple" xlink:href="mailto:vveirs@52.229.23.46" text:style-name="Internet_20_link" text:visited-style-name="Visited_20_Internet_20_Link"><text:span text:style-name="T1">vveirs@</text:span></text:a>20.190.40.225</text:p>
      <text:p text:style-name="P17"/>
      <text:p text:style-name="P19">sudo apt update</text:p>
      <text:p text:style-name="P17">sudo apt install python-is-python3</text:p>
      <text:p text:style-name="P19">sudo apt install pip</text:p>
      <text:p text:style-name="P19"/>
      <text:p text:style-name="P13">sudo pip install numpy</text:p>
      <text:p text:style-name="P13">sudo pip install matplotlib</text:p>
      <text:p text:style-name="P15">sudo pip install torch</text:p>
      <text:p text:style-name="P15">sudo pip install torchvision</text:p>
      <text:p text:style-name="P15">sudo pip install scipy</text:p>
      <text:p text:style-name="P15"/>
      <text:p text:style-name="P19"># move files from first VM to local machine:</text:p>
      <text:p text:style-name="P19">cd ~/pythonFiles/azurexfer</text:p>
      <text:p text:style-name="P19">val@val-asus:~/pythonFiles/azurexfer$ scp -r vveirs@52.229.23.46:/home/vveirs/* *</text:p>
      <text:p text:style-name="P19"/>
      <text:p text:style-name="P19"># then move back but to the gpu</text:p>
      <text:p text:style-name="P19"/>
      <text:p text:style-name="P19">val@val-asus:~/pythonFiles/azurexfer$ scp -r <text:s/>* vveirs@<text:span text:style-name="T4">0.190.40.225</text:span>:/home/vveirs/<text:span text:style-name="T5">autoencoders/firsttry/</text:span>*</text:p>
      <text:p text:style-name="P19"/>
      <text:p text:style-name="P19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09:41:52.274547366</meta:creation-date>
    <dc:date>2021-10-09T16:28:01.969365083</dc:date>
    <meta:editing-duration>PT15H15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6" meta:paragraph-count="130" meta:word-count="606" meta:character-count="5676" meta:non-whitespace-character-count="5110"/>
  </office:meta>
</office:document-meta>
</file>